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65cm" svg:x="7.1cm" svg:y="0.035cm">
          <draw:text-box>
            <text:p><text:span text:style-name="T1">f[i]</text:span></text:p>
            <text:p><text:span text:style-name="T1"/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i</text:span></text:p>
          </draw:text-box>
        </draw:frame>
        <draw:frame draw:style-name="gr3" draw:text-style-name="P2" draw:layer="layout" svg:width="15.078cm" svg:height="8.481cm" svg:x="0.022cm" svg:y="1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11-30T15:06:33.469907591</dc:date>
    <meta:editing-duration>PT8M7S</meta:editing-duration>
    <meta:editing-cycles>20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4cm" chart:symbol-height="0.4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079cm" svg:height="8.482cm" xlink:href="." xlink:type="simple" chart:class="chart:scatter" chart:style-name="ch1">
        <chart:plot-area chart:style-name="ch2" chart:data-source-has-labels="both" svg:x="0.301cm" svg:y="0.169cm" svg:width="14.477cm" svg:height="8.144cm">
          <chart:coordinate-region svg:x="0.447cm" svg:y="0.368cm" svg:width="14.237cm" svg:height="7.746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